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4f0" officeooo:paragraph-rsid="001ef4f0"/>
    </style:style>
    <style:style style:name="P2" style:family="paragraph" style:parent-style-name="Standard">
      <style:text-properties officeooo:rsid="00203248" officeooo:paragraph-rsid="00203248"/>
    </style:style>
    <style:style style:name="P3" style:family="paragraph" style:parent-style-name="Standard">
      <style:text-properties style:text-underline-style="solid" style:text-underline-width="auto" style:text-underline-color="font-color" officeooo:rsid="00203248" officeooo:paragraph-rsid="00203248"/>
    </style:style>
    <style:style style:name="P4" style:family="paragraph" style:parent-style-name="Standard">
      <style:text-properties officeooo:rsid="0022b604" officeooo:paragraph-rsid="0022b604"/>
    </style:style>
    <style:style style:name="P5" style:family="paragraph" style:parent-style-name="Standard">
      <style:text-properties officeooo:rsid="001ef4f0" officeooo:paragraph-rsid="0024a7d4"/>
    </style:style>
    <style:style style:name="P6" style:family="paragraph" style:parent-style-name="Standard">
      <style:text-properties officeooo:rsid="00203248" officeooo:paragraph-rsid="0024a7d4"/>
    </style:style>
    <style:style style:name="T1" style:family="text">
      <style:text-properties officeooo:rsid="00222062"/>
    </style:style>
    <style:style style:name="T2" style:family="text">
      <style:text-properties officeooo:rsid="0022b604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</text:p>
      <text:p text:style-name="P2">Name:<text:span text:style-name="T1">Ashil</text:span> <text:span text:style-name="T1">K Santhosh</text:span></text:p>
      <text:p text:style-name="P2">Class: Cs S6</text:p>
      <text:p text:style-name="P2">Roll No : <text:span text:style-name="T1">12</text:span></text:p>
      <text:p text:style-name="P2">Date:23-03-2017</text:p>
      <text:p text:style-name="P2">Program to implement inter process communication */ <text:s/></text:p>
      <text:p text:style-name="P1"/>
      <text:p text:style-name="P1"/>
      <text:section text:style-name="Sect1" text:name="Section1">
        <text:p text:style-name="P1">#include &lt;sys/types.h&gt; </text:p>
        <text:p text:style-name="P1">#include &lt;sys/ipc.h&gt; </text:p>
        <text:p text:style-name="P1">#include &lt;sys/shm.h&gt; </text:p>
        <text:p text:style-name="P1">#include &lt;stdio.h&gt; </text:p>
        <text:p text:style-name="P1"/>
        <text:p text:style-name="P1"/>
        <text:p text:style-name="P1">#define SHMSIZE 27 </text:p>
        <text:p text:style-name="P1">void main() </text:p>
        <text:p text:style-name="P1">{ </text:p>
        <text:p text:style-name="P1">char c; </text:p>
        <text:p text:style-name="P1">int shmid,pid; </text:p>
        <text:p text:style-name="P1">key_t key; </text:p>
        <text:p text:style-name="P1">char *shm, *s; </text:p>
        <text:p text:style-name="P1"/>
        <text:p text:style-name="P1">key = 5678; </text:p>
        <text:p text:style-name="P1">pid=fork(); </text:p>
        <text:p text:style-name="P1">//Parent Process is executed </text:p>
        <text:p text:style-name="P1"/>
        <text:p text:style-name="P1">if(pid&gt;0) </text:p>
        <text:p text:style-name="P1">{ </text:p>
        <text:p text:style-name="P1"><text:s text:c="2"/>printf("\nParent process Starts \n"); </text:p>
        <text:p text:style-name="P1"><text:s text:c="2"/>if ((shmid = shmget(key, SHMSIZE, IPC_CREAT | 0666)) &lt; 0) </text:p>
        <text:p text:style-name="P1">{ perror("shmget"); </text:p>
        <text:p text:style-name="P1"><text:s text:c="2"/>exit(1);} </text:p>
        <text:p text:style-name="P1"/>
        <text:p text:style-name="P1">if((shm = shmat(shmid, NULL, 0)) == (char *) -1) </text:p>
        <text:p text:style-name="P1">{ </text:p>
        <text:p text:style-name="P1">perror("shmat"); </text:p>
        <text:p text:style-name="P1">exit(1); </text:p>
        <text:p text:style-name="P1">} </text:p>
        <text:p text:style-name="P1"><text:s/>s=shm; </text:p>
        <text:p text:style-name="P1">printf ("\nserver\n"); </text:p>
        <text:p text:style-name="P1"/>
        <text:p text:style-name="P1">*s++ = 'A'; </text:p>
        <text:p text:style-name="P1">*s++ = '<text:span text:style-name="T2">S</text:span>'; </text:p>
        <text:p text:style-name="P1">*s++ = '<text:span text:style-name="T2">H</text:span>'; </text:p>
        <text:p text:style-name="P1">*s++ = '<text:span text:style-name="T2">I</text:span>'; </text:p>
        <text:p text:style-name="P1">*s++ = <text:span text:style-name="T2">'L</text:span>'; </text:p>
        <text:p text:style-name="P1">*s = NULL; </text:p>
        <text:p text:style-name="P1"/>
        <text:p text:style-name="P1">while (*shm != '*') </text:p>
        <text:p text:style-name="P1">sleep(1); </text:p>
        <text:p text:style-name="P1">printf("\nParent process Ends \n"); </text:p>
        <text:p text:style-name="P1">exit(0); </text:p>
        <text:p text:style-name="P1">} </text:p>
        <text:p text:style-name="P1"/>
        <text:p text:style-name="P1">//CHILD PROCESS IS EXECUTED </text:p>
        <text:p text:style-name="P1">if(pid==0) </text:p>
        <text:p text:style-name="P1">{ </text:p>
        <text:p text:style-name="P1">wait(100); </text:p>
        <text:p text:style-name="P1">printf("\nchild process starts \n"); </text:p>
        <text:p text:style-name="P1">if ((shmid = shmget(key, SHMSIZE, 0666)) &lt; 0) { </text:p>
        <text:p text:style-name="P1">perror("shmget"); </text:p>
        <text:p text:style-name="P1">exit(1); </text:p>
        <text:p text:style-name="P1">} </text:p>
        <text:p text:style-name="P1">if ((shm = shmat(shmid, NULL, 0)) == (char *) -1) { </text:p>
        <text:p text:style-name="P1">perror("shmat"); </text:p>
        <text:p text:style-name="P1">exit(1); </text:p>
        <text:p text:style-name="P1">} </text:p>
        <text:p text:style-name="P5">printf ("\nclient \n"); </text:p>
        <text:p text:style-name="P1">for (s = shm; *s != NULL; s++) </text:p>
        <text:p text:style-name="P1">putchar(*s); </text:p>
        <text:p text:style-name="P1">putchar('\n'); </text:p>
        <text:p text:style-name="P1">*shm = '*'; </text:p>
        <text:p text:style-name="P1">printf("\nchild process Ends \n"); </text:p>
        <text:p text:style-name="P1">exit(0); </text:p>
        <text:p text:style-name="P1">} </text:p>
        <text:p text:style-name="P1">}</text:p>
        <text:p text:style-name="P3"/>
        <text:p text:style-name="P3">OUTPUT</text:p>
        <text:p text:style-name="P2">student@user:~/A<text:span text:style-name="T1">shil</text:span>$ gcc IPC.c </text:p>
        <text:p text:style-name="P2">student@user:~/A<text:span text:style-name="T1">shil</text:span>$ ./a.out </text:p>
        <text:p text:style-name="P2">Parent process Starts </text:p>
        <text:p text:style-name="P2">server </text:p>
        <text:p text:style-name="P2">child process starts </text:p>
        <text:p text:style-name="P6">client </text:p>
        <text:p text:style-name="P4">ASHIL</text:p>
        <text:p text:style-name="P2">child process Ends </text:p>
        <text:p text:style-name="P2">Parent process Ends </text:p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0:59:44.154665905</meta:creation-date>
    <dc:date>2017-03-23T11:14:24.769169915</dc:date>
    <meta:editing-duration>PT11M24S</meta:editing-duration>
    <meta:editing-cycles>5</meta:editing-cycles>
    <meta:generator>LibreOffice/4.2.3.3$Linux_X86_64 LibreOffice_project/420m0$Build-3</meta:generator>
    <meta:document-statistic meta:table-count="0" meta:image-count="0" meta:object-count="0" meta:page-count="1" meta:paragraph-count="76" meta:word-count="195" meta:character-count="1293" meta:non-whitespace-character-count="1098"/>
  </office:meta>
</office:document-meta>
</file>